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Roller (LVGL)</text:h>
                    <text:list>
                        <text:list-item>
                            <text:h text:style-name="Heading_20_2" text:outline-level="2">Description</text:h>
                        </text:list-item>
                    </text:list>
                </text:list-item>
            </text:list>

            <text:p text:style-name="Standard">This Widget allows us to select one option from a list using touch based scrolling.</text:p><text:p text:style-name="Standard">More info (<text:a xlink:type="simple" xlink:href="https://docs.lvgl.io/8.3/widgets/core/roller.html" text:style-name="Internet_20_link" text:visited-style-name="Visited_20_Internet_20_Link">link</text:a>)</text:p>

            
                <text:list xml:id="list_Roller (LVGL)2" text:continue-numbering="true" text:continue-list="list_Roller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LVGL)4" text:continue-numbering="true" text:style-name="Outline">
                                                <text:list-item>
                                                    <text:list>
                                                        <text:list-item>
                                                            <text:list>
                                                                <text:list-item>
                                                                    <text:h text:style-name="Heading_20_3" text:outline-level="3">
                                                                        Options
                                                                        <text:s text:c="4"/>
                                                                        <text:span text:style-name="T2">EXPRESSION (array:string)</text:span>
                                                                    </text:h>
                                                                </text:list-item>
                                                            </text:list>
                                                        </text:list-item>
                                                    </text:list>
                                                </text:list-item>
                                            </text:list>
                                            <text:p text:style-name="Standard">List of options.</text:p>,
                                            <text:list xml:id="list_Roller (LVGL)5" text:continue-numbering="true" text:continue-list="list_Roller (LVGL)4" text:style-name="Outline">
                                                <text:list-item>
                                                    <text:list>
                                                        <text:list-item>
                                                            <text:list>
                                                                <text:list-item>
                                                                    <text:h text:style-name="Heading_20_3" text:outline-level="3">
                                                                        Options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Literal</text:span> is selected then <text:span text:style-name="backtick">Options</text:span> are entered one option per line. If <text:span text:style-name="backtick">Expression</text:span> is selected then options are evaluated from <text:span text:style-name="backtick">Options</text:span> expression which must be of type <text:span text:style-name="backtick">array:string</text:span>.</text:p>,
                                            <text:list xml:id="list_Roller (LVGL)6" text:continue-numbering="true" text:continue-list="list_Roller (LVGL)5" text:style-name="Outline">
                                                <text:list-item>
                                                    <text:list>
                                                        <text:list-item>
                                                            <text:list>
                                                                <text:list-item>
                                                                    <text:h text:style-name="Heading_20_3" text:outline-level="3">
                                                                        Selected
                                                                        <text:s text:c="4"/>
                                                                        <text:span text:style-name="T2">EXPRESSION (integer)</text:span>
                                                                    </text:h>
                                                                </text:list-item>
                                                            </text:list>
                                                        </text:list-item>
                                                    </text:list>
                                                </text:list-item>
                                            </text:list>
                                            <text:p text:style-name="Standard">The zero-based index of the selected option.</text:p>,
                                            <text:list xml:id="list_Roller (LVGL)7" text:continue-numbering="true" text:continue-list="list_Roller (LVGL)6" text:style-name="Outline">
                                                <text:list-item>
                                                    <text:list>
                                                        <text:list-item>
                                                            <text:list>
                                                                <text:list-item>
                                                                    <text:h text:style-name="Heading_20_3" text:outline-level="3">
                                                                        Selected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Options</text:span> can be variable in which the zero-based index of the selected option will be stored.</text:p>,
                                            <text:list xml:id="list_Roller (LVGL)8" text:continue-numbering="true" text:continue-list="list_Roller (LVGL)7"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Roller mode options:</text:p>
                    <text:list xml:id="list_Roller (LVGL)9" text:style-name="List_20_1">
                        
                        <text:list-item>
                            <text:p text:style-name="List_20_1">
                                <text:span text:style-name="backtick">NORMAL</text:span> – normal roller.
                            </text:p>
                            
                        </text:list-item>
                        
                    

                        <text:list-item>
                            <text:p text:style-name="List_20_1">
                                <text:span text:style-name="backtick">INFINITE</text:span> – makes the roller circular.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oller (LVGL)10" text:continue-numbering="true" text:continue-list="list_Roller (LVGL)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Roller (LVGL)11" text:continue-numbering="true" text:continue-list="list_Roller (LVGL)10"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Roller (LVGL)12" text:continue-numbering="true" text:continue-list="list_Roller (LVGL)11"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Roller (LVGL)13"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LVGL)14" text:continue-numbering="true" text:continue-list="list_Roller (LVGL)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oller (LVGL)15" text:continue-numbering="true" text:continue-list="list_Roller (LVGL)14"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Roller (LVGL)16"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Roller (LVGL)17" text:continue-numbering="true" text:continue-list="list_Roller (LVGL)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oller (LVGL)18" text:continue-numbering="true" text:continue-list="list_Roller (LVGL)17"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Roller (LVGL)19"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Roller (LVGL)20" text:continue-numbering="true" text:continue-list="list_Roller (LVGL)18"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oller (LVGL)21" text:continue-numbering="true" text:continue-list="list_Roller (LVGL)20"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Roller (LVGL)22"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Roller (LVGL)23" text:continue-numbering="true" text:continue-list="list_Roller (LVGL)2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oller (LVGL)24" text:continue-numbering="true" text:continue-list="list_Roller (LVGL)23"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Roller (LVGL)25"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Roller (LVGL)26" text:continue-numbering="true" text:continue-list="list_Roller (LVGL)2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Roller (LVGL)27" text:continue-numbering="true" text:continue-list="list_Roller (LVGL)2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Roller (LVGL)28" text:continue-numbering="true" text:continue-list="list_Roller (LVGL)2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oller (LVGL)29" text:continue-numbering="true" text:continue-list="list_Roller (LVGL)28"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LVGL)30" text:continue-numbering="true" text:continue-list="list_Roller (LVGL)2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Roller (LVGL)31" text:continue-numbering="true" text:continue-list="list_Roller (LVGL)3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Roller (LVGL)32" text:continue-numbering="true" text:continue-list="list_Roller (LVGL)3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Roller (LVGL)33" text:continue-numbering="true" text:continue-list="list_Roller (LVGL)3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Roller (LVGL)34" text:continue-numbering="true" text:continue-list="list_Roller (LVGL)3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Roller (LVGL)35" text:continue-numbering="true" text:continue-list="list_Roller (LVGL)3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Roller (LVGL)36" text:continue-numbering="true" text:continue-list="list_Roller (LVGL)3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Roller (LVGL)37" text:continue-numbering="true" text:continue-list="list_Roller (LVGL)3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Roller (LVGL)38" text:continue-numbering="true" text:continue-list="list_Roller (LVGL)3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Roller (LVGL)39" text:continue-numbering="true" text:continue-list="list_Roller (LVGL)3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Roller (LVGL)40" text:continue-numbering="true" text:continue-list="list_Roller (LVGL)3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Roller (LVGL)41" text:continue-numbering="true" text:continue-list="list_Roller (LVGL)4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Roller (LVGL)42" text:continue-numbering="true" text:continue-list="list_Roller (LVGL)4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Roller (LVGL)43" text:continue-numbering="true" text:continue-list="list_Roller (LVGL)4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Roller (LVGL)44" text:continue-numbering="true" text:continue-list="list_Roller (LVGL)4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Roller (LVGL)45" text:continue-numbering="true" text:continue-list="list_Roller (LVGL)4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Roller (LVGL)46" text:continue-numbering="true" text:continue-list="list_Roller (LVGL)4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Roller (LVGL)47" text:continue-numbering="true" text:continue-list="list_Roller (LVGL)4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Roller (LVGL)48" text:continue-numbering="true" text:continue-list="list_Roller (LVGL)4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Roller (LVGL)49" text:continue-numbering="true" text:continue-list="list_Roller (LVGL)4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Roller (LVGL)50" text:continue-numbering="true" text:continue-list="list_Roller (LVGL)4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Roller (LVGL)51" text:continue-numbering="true" text:continue-list="list_Roller (LVGL)5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Roller (LVGL)52" text:continue-numbering="true" text:continue-list="list_Roller (LVGL)5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Roller (LVGL)53" text:continue-numbering="true" text:continue-list="list_Roller (LVGL)52"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Roller (LVGL)54"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Roller (LVGL)55" text:continue-numbering="true" text:continue-list="list_Roller (LVGL)53"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Roller (LVGL)56"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Roller (LVGL)57" text:continue-numbering="true" text:continue-list="list_Roller (LVGL)55"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58"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Roller (LVGL)59" text:continue-numbering="true" text:continue-list="list_Roller (LVGL)57"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Roller (LVGL)60"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Roller (LVGL)61" text:continue-numbering="true" text:continue-list="list_Roller (LVGL)5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Roller (LVGL)62" text:continue-numbering="true" text:continue-list="list_Roller (LVGL)6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Roller (LVGL)63" text:continue-numbering="true" text:continue-list="list_Roller (LVGL)6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Roller (LVGL)64" text:continue-numbering="true" text:continue-list="list_Roller (LVGL)6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Roller (LVGL)65" text:continue-numbering="true" text:continue-list="list_Roller (LVGL)6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Roller (LVGL)66" text:continue-numbering="true" text:continue-list="list_Roller (LVGL)65"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Roller (LVGL)67" text:continue-numbering="true" text:continue-list="list_Roller (LVGL)66"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LVGL)68" text:continue-numbering="true" text:continue-list="list_Roller (LVGL)6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oller (LVGL)6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LVGL)70" text:continue-numbering="true" text:continue-list="list_Roller (LVGL)6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oller (LVGL)71" text:continue-numbering="true" text:continue-list="list_Roller (LVGL)7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oller (LVGL)72" text:continue-numbering="true" text:continue-list="list_Roller (LVGL)7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oller (LVGL)3" text:continue-numbering="true" text:continue-list="list_Roller (LVGL)2" text:style-name="Outline">
                        <text:list-item>
                            <text:list>
                                <text:list-item>
                                    <text:h text:style-name="Heading_20_2" text:outline-level="2">Examples</text:h>
                                </text:list-item>
                            </text:list>
                        </text:list-item>
                    </text:list>
                    <text:p text:style-name="Standard"/>
                    
                    <text:list xml:id="list_Roller (LVGL)73"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